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1ef8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6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paragraph-rsid="0fc35f88"/>
    </style:style>
    <style:style style:name="P59" style:family="paragraph" style:parent-style-name="Standard">
      <style:text-properties officeooo:paragraph-rsid="0fc8b815"/>
    </style:style>
    <style:style style:name="P60" style:family="paragraph" style:parent-style-name="Standard">
      <style:text-properties officeooo:paragraph-rsid="0fdc0816"/>
    </style:style>
    <style:style style:name="P61" style:family="paragraph" style:parent-style-name="Standard">
      <style:text-properties officeooo:paragraph-rsid="0ff397b4"/>
    </style:style>
    <style:style style:name="P62" style:family="paragraph" style:parent-style-name="Standard">
      <style:text-properties officeooo:paragraph-rsid="0ff3c33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8c21b9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10178c94"/>
    </style:style>
    <style:style style:name="P69" style:family="paragraph" style:parent-style-name="Standard">
      <style:paragraph-properties fo:text-align="center" style:justify-single-word="false"/>
      <style:text-properties officeooo:paragraph-rsid="1035cc54"/>
    </style:style>
    <style:style style:name="P70" style:family="paragraph" style:parent-style-name="Standard">
      <style:paragraph-properties fo:text-align="center" style:justify-single-word="false"/>
      <style:text-properties officeooo:paragraph-rsid="10b9c618"/>
    </style:style>
    <style:style style:name="P71" style:family="paragraph" style:parent-style-name="Standard">
      <style:paragraph-properties fo:text-align="center" style:justify-single-word="false"/>
      <style:text-properties officeooo:paragraph-rsid="0fd58c4e"/>
    </style:style>
    <style:style style:name="P72" style:family="paragraph" style:parent-style-name="Standard">
      <style:paragraph-properties fo:text-align="center" style:justify-single-word="false"/>
      <style:text-properties officeooo:paragraph-rsid="0d1ec96e"/>
    </style:style>
    <style:style style:name="P73" style:family="paragraph" style:parent-style-name="Footnote">
      <style:text-properties officeooo:paragraph-rsid="106e520e"/>
    </style:style>
    <style:style style:name="P74" style:family="paragraph" style:parent-style-name="Standard">
      <style:text-properties officeooo:paragraph-rsid="10bbbb58"/>
    </style:style>
    <style:style style:name="P75" style:family="paragraph" style:parent-style-name="Standard">
      <style:text-properties officeooo:paragraph-rsid="10bc5bd9"/>
    </style:style>
    <style:style style:name="P76" style:family="paragraph" style:parent-style-name="Standard">
      <style:text-properties officeooo:paragraph-rsid="10c2a301"/>
    </style:style>
    <style:style style:name="P77" style:family="paragraph" style:parent-style-name="Standard">
      <style:text-properties officeooo:paragraph-rsid="0e0463fc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0fad1a3f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text-properties officeooo:paragraph-rsid="10e21512"/>
    </style:style>
    <style:style style:name="P82" style:family="paragraph" style:parent-style-name="Standard">
      <style:text-properties officeooo:paragraph-rsid="10e2ce20"/>
    </style:style>
    <style:style style:name="P8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text-properties officeooo:paragraph-rsid="10ff6070"/>
    </style:style>
    <style:style style:name="P87" style:family="paragraph" style:parent-style-name="Standard">
      <style:text-properties officeooo:paragraph-rsid="0c819a59"/>
    </style:style>
    <style:style style:name="P88" style:family="paragraph" style:parent-style-name="Standard">
      <style:text-properties officeooo:paragraph-rsid="0e8aa5aa"/>
    </style:style>
    <style:style style:name="P89" style:family="paragraph" style:parent-style-name="Standard">
      <style:text-properties officeooo:paragraph-rsid="0cb27039"/>
    </style:style>
    <style:style style:name="P90" style:family="paragraph" style:parent-style-name="Standard">
      <style:text-properties officeooo:paragraph-rsid="0a0f8417"/>
    </style:style>
    <style:style style:name="P91" style:family="paragraph" style:parent-style-name="Standard">
      <style:text-properties officeooo:paragraph-rsid="0fd655f2"/>
    </style:style>
    <style:style style:name="P92" style:family="paragraph" style:parent-style-name="Standard">
      <style:text-properties officeooo:rsid="0dde9a1c" officeooo:paragraph-rsid="10efd6be"/>
    </style:style>
    <style:style style:name="P93" style:family="paragraph" style:parent-style-name="Standard">
      <style:text-properties officeooo:rsid="0dde9a1c" officeooo:paragraph-rsid="10f16eb7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04f68805"/>
    </style:style>
    <style:style style:name="P96" style:family="paragraph" style:parent-style-name="Standard">
      <style:text-properties officeooo:paragraph-rsid="110daef5"/>
    </style:style>
    <style:style style:name="P97" style:family="paragraph" style:parent-style-name="Standard">
      <style:text-properties officeooo:paragraph-rsid="1112168b"/>
    </style:style>
    <style:style style:name="P98" style:family="paragraph" style:parent-style-name="Standard">
      <style:text-properties officeooo:paragraph-rsid="111517e6"/>
    </style:style>
    <style:style style:name="P99" style:family="paragraph" style:parent-style-name="Footnote">
      <style:text-properties fo:language="en" fo:country="GB" officeooo:paragraph-rsid="11229dc8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style:text-underline-style="none" officeooo:rsid="0673d7fc"/>
    </style:style>
    <style:style style:name="T20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8" style:family="text">
      <style:text-properties style:text-line-through-style="none" style:text-line-through-type="none" style:font-name="Liberation Sans" style:text-underline-style="none" officeooo:rsid="0b0f3a36"/>
    </style:style>
    <style:style style:name="T209" style:family="text">
      <style:text-properties style:text-line-through-style="none" style:text-line-through-type="none" style:text-underline-style="none" officeooo:rsid="0673d7fc"/>
    </style:style>
    <style:style style:name="T210" style:family="text">
      <style:text-properties style:text-line-through-style="none" style:text-line-through-type="none" style:text-underline-style="none" officeooo:rsid="0673d7fc" style:font-name-asian="OpenSymbol"/>
    </style:style>
    <style:style style:name="T211" style:family="text">
      <style:text-properties fo:language="en" fo:country="GB"/>
    </style:style>
    <style:style style:name="T212" style:family="text">
      <style:text-properties fo:language="en" fo:country="GB" style:text-underline-style="none"/>
    </style:style>
    <style:style style:name="T213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6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20" style:family="text">
      <style:text-properties fo:language="en" fo:country="GB" officeooo:rsid="10d28a1c"/>
    </style:style>
    <style:style style:name="T221" style:family="text">
      <style:text-properties fo:language="en" fo:country="GB" officeooo:rsid="10b6b930"/>
    </style:style>
    <style:style style:name="T222" style:family="text">
      <style:text-properties fo:language="en" fo:country="GB" officeooo:rsid="10a19599"/>
    </style:style>
    <style:style style:name="T223" style:family="text">
      <style:text-properties officeooo:rsid="102b859b"/>
    </style:style>
    <style:style style:name="T224" style:family="text">
      <style:text-properties officeooo:rsid="1035cc54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officeooo:rsid="10b6b930"/>
    </style:style>
    <style:style style:name="T242" style:family="text">
      <style:text-properties officeooo:rsid="10d28a1c"/>
    </style:style>
    <style:style style:name="T243" style:family="text">
      <style:text-properties officeooo:rsid="10eaa619"/>
    </style:style>
    <style:style style:name="T244" style:family="text">
      <style:text-properties style:font-size-asian="11pt" style:font-size-complex="11pt"/>
    </style:style>
    <style:style style:name="T245" style:family="text">
      <style:text-properties officeooo:rsid="103b85c2"/>
    </style:style>
    <style:style style:name="T246" style:family="text">
      <style:text-properties officeooo:rsid="10d41620"/>
    </style:style>
    <style:style style:name="T247" style:family="text">
      <style:text-properties officeooo:rsid="10d6f80d"/>
    </style:style>
    <style:style style:name="T248" style:family="text">
      <style:text-properties officeooo:rsid="10d824d6"/>
    </style:style>
    <style:style style:name="T249" style:family="text">
      <style:text-properties officeooo:rsid="110daef5"/>
    </style:style>
    <style:style style:name="T250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54">Checklist for installing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6"><text:note text:id="ftn1" text:note-class="footnote"><text:note-citation>1</text:note-citation><text:note-body><text:p text:style-name="P15"><text:span text:style-name="T228">This </text:span><text:span text:style-name="T235"><text:user-field-get text:name="Distro">Debian</text:user-field-get></text:span><text:span text:style-name="T229"><text:s/></text:span><text:span text:style-name="T234"><text:user-field-get text:name="Version">12</text:user-field-get></text:span><text:span text:style-name="T234"><text:s/>Desktop</text:span><text:span text:style-name="T228"> (codename </text:span><text:span text:style-name="T230">bookworm</text:span><text:span text:style-name="T228">) from </text:span><text:span text:style-name="T231">June </text:span><text:span text:style-name="T233">11</text:span><text:span text:style-name="T239">th</text:span><text:span text:style-name="T233">,</text:span><text:span text:style-name="T228"> </text:span><text:span text:style-name="T238"><text:user-field-get text:name="Releaseyear">2023</text:user-field-get></text:span><text:span text:style-name="T228"><text:s/>is supported for 5 years until </text:span><text:span text:style-name="T232">June </text:span><text:span text:style-name="T233">30</text:span><text:span text:style-name="T239">th</text:span><text:span text:style-name="T233">,</text:span><text:span text:style-name="T228"> </text:span><text:span text:style-name="T150">202</text:span><text:span text:style-name="T152">8</text:span><text:span text:style-name="T151">.</text:span></text:p></text:note-body></text:note></text:span><text:span text:style-name="T157"><text:s/></text:span><text:span text:style-name="T159">Desktop</text:span><text:span text:style-name="T158">.</text:span></text:p>
      <text:p text:style-name="P43"><text:span text:style-name="Strong_20_Emphasis"/></text:p>
      <text:p text:style-name="P50"><text:span text:style-name="Strong_20_Emphasis"/></text:p>
      <text:p text:style-name="P83">Fill in the text box after &lt;...&gt;</text:p>
      <text:p text:style-name="Standard"><text:span text:style-name="T213">&lt;</text:span><text:span text:style-name="T214">user</text:span><text:span text:style-name="T213">&gt;</text:span><text:span text:style-name="T172"><text:tab/></text:span><text:span text:style-name="T171"> <text:tab/><text:tab/><text:tab/><text:tab/> </text:span><text:span text:style-name="T173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73"><text:tab/></text:span><text:span text:style-name="T177">e.</text:span><text:span text:style-name="T178">g.</text:span><text:span text:style-name="T167"> </text:span><text:span text:style-name="T168">J</text:span><text:span text:style-name="T169">oh</text:span><text:span text:style-name="T168">n </text:span><text:span text:style-name="T170">Doe</text:span></text:p>
      <text:p text:style-name="P86"><text:span text:style-name="T195">&lt;</text:span><text:span text:style-name="T196">user</text:span><text:span text:style-name="T17">na</text:span><text:span text:style-name="T18">me&gt;</text:span><text:span text:style-name="T164"><text:tab/><text:tab/><text:tab/> </text:span><text:span text:style-name="T164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64"><text:tab/></text:span><text:span text:style-name="T165">e.</text:span><text:span text:style-name="T166">g.</text:span><text:span text:style-name="T4"> </text:span><text:span text:style-name="T141">j</text:span><text:span text:style-name="T142">oh</text:span><text:span text:style-name="T141">n</text:span></text:p>
      <text:p text:style-name="Standard"><text:span text:style-name="T17">&lt;</text:span><text:span text:style-name="T19">computername</text:span><text:span text:style-name="T18">&gt;</text:span><text:span text:style-name="T180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81"> </text:span><text:span text:style-name="T186">pc02</text:span></text:p>
      <text:p text:style-name="P51"><text:span text:style-name="T187">&lt;</text:span><text:span text:style-name="T192">user</text:span><text:span text:style-name="T187">&gt;</text:span><text:span text:style-name="T185"><text:tab/><text:tab/></text:span><text:span text:style-name="T171"> <text:tab/><text:tab/><text:tab/> </text:span><text:span text:style-name="T173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73"><text:tab/></text:span><text:span text:style-name="T178">i</text:span><text:span text:style-name="T177">.</text:span><text:span text:style-name="T178">e</text:span><text:span text:style-name="T177">.</text:span><text:span text:style-name="T174"> </text:span><text:span text:style-name="T176">additional </text:span><text:span text:style-name="T175">user</text:span><text:span text:style-name="T179">s</text:span></text:p>
      <text:p text:style-name="P86"><text:span text:style-name="T187">&lt;</text:span><text:span text:style-name="T192">user</text:span><text:span text:style-name="T193">n</text:span><text:span text:style-name="T188">a</text:span><text:span text:style-name="T189">me&gt;</text:span><text:span text:style-name="T187"><text:tab/><text:tab/><text:tab/> </text:span><text:span text:style-name="T187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7"><text:tab/></text:span><text:span text:style-name="T191">i</text:span><text:span text:style-name="T190">.</text:span><text:span text:style-name="T191">e</text:span><text:span text:style-name="T190">.</text:span><text:span text:style-name="T194"> </text:span><text:span text:style-name="T182">additional </text:span><text:span text:style-name="T183">user</text:span><text:span text:style-name="T184">s</text:span></text:p>
      <text:p text:style-name="P85"><text:span text:style-name="T243">r</text:span>eplace &lt;...&gt; in this checklist with the value in the text box.</text:p>
      <text:p text:style-name="P3"/>
      <text:p text:style-name="P3"/>
      <text:p text:style-name="P53"><text:span text:style-name="Strong_20_Emphasis"><text:span text:style-name="T160">Not yet on Linux?</text:span></text:span><text:span text:style-name="T132"><text:tab/></text:span><text:span text:style-name="T137">Use</text:span><text:span text:style-name="T133"> </text:span><text:span text:style-name="Strong_20_Emphasis"><text:span text:style-name="T138">Checklist </text:span></text:span><text:span text:style-name="Strong_20_Emphasis"><text:span text:style-name="T139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 </text:span><text:span text:style-name="T136">u</text:span><text:span text:style-name="T134">nder </text:span><text:span text:style-name="Strong_20_Emphasis"><text:span text:style-name="T161">Linux</text:span></text:span><text:span text:style-name="T135">.</text:span></text:p>
      <text:p text:style-name="P41"><text:span text:style-name="Strong_20_Emphasis"><text:span text:style-name="T209">New installation?</text:span></text:span><text:span text:style-name="T206"><text:tab/><text:tab/></text:span><text:span text:style-name="T207">Start at chapter </text:span><text:span text:style-name="Strong_20_Emphasis"><text:span text:style-name="T210"><text:bookmark-ref text:reference-format="page" text:ref-name="__RefNumPara__4009_12717081281">2</text:bookmark-ref></text:span></text:span><text:span text:style-name="Strong_20_Emphasis"><text:span text:style-name="T210"><text:s text:c="2"/></text:span></text:span><text:span text:style-name="Strong_20_Emphasis"><text:span text:style-name="T210"><text:bookmark-ref text:reference-format="text" text:ref-name="__RefNumPara__4009_12717081281">Perform installation</text:bookmark-ref></text:span></text:span><text:span text:style-name="T208">.</text:span></text:p>
      <text:p text:style-name="P49"/>
      <text:p text:style-name="P52"><text:span text:style-name="Strong_20_Emphasis"/></text:p>
      <text:list text:style-name="L1">
        <text:list-item>
          <text:p text:style-name="P102"><text:bookmark-start text:name="__RefNumPara__4083_1271708128"/>Prepar<text:span text:style-name="T223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3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0"><text:span text:style-name="T29">Log in as </text:span><text:span text:style-name="T215">&lt;</text:span><text:span text:style-name="T216">user</text:span><text:span text:style-name="T215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7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0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6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31"><text:span text:style-name="T146">Press the Super key (Windows, Command, or Magnifier key) or click in the upper left corner.</text:span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2"><text:span text:style-name="Strong_20_Emphasis"/></text:p>
          </table:table-cell>
          <table:table-cell table:style-name="_31_._5f_Installatie_5f_voorbereiden.A1" office:value-type="string">
            <text:p text:style-name="P72"><text:span text:style-name="Strong_20_Emphasis"/></text:p>
          </table:table-cell>
          <table:table-cell table:style-name="_31_._5f_Installatie_5f_voorbereiden.D4" office:value-type="string">
            <text:p text:style-name="P57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1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5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0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7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3"><text:span text:style-name="Strong_20_Emphasis"/></text:p>
          </table:table-cell>
          <table:table-cell table:style-name="_31_._5f_Installatie_5f_voorbereiden.A1" office:value-type="string">
            <text:p text:style-name="P63"><text:span text:style-name="Strong_20_Emphasis"/></text:p>
          </table:table-cell>
          <table:table-cell table:style-name="_31_._5f_Installatie_5f_voorbereiden.D11" office:value-type="string">
            <text:p text:style-name="P58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5">Follow the instructions on the screen.</text:p>
          </table:table-cell>
        </table:table-row>
      </table:table>
      <text:p text:style-name="P42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91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7">From a Live USB stick you can boot and work with </text:span><text:span text:style-name="T153"><text:user-field-get text:name="Distro">Debian</text:user-field-get></text:span><text:span text:style-name="T153"><text:s/></text:span><text:span text:style-name="T197">without modifying any files on the hard drive and also allows installation of </text:span><text:span text:style-name="T153"><text:user-field-get text:name="Distro">Debian</text:user-field-get></text:span><text:span text:style-name="T153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3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8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9">karelzimmer.nl/en</text:span></text:a><text:span text:style-name="T79">, under </text:span><text:span text:style-name="Sterk_20_accent_20_voetnoot"><text:span text:style-name="T108">Linux</text:span></text:span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44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2"><text:span text:style-name="Emphasis"><text:span text:style-name="T227">Follow the installation screens and complete them.</text:span></text:span><text:span text:style-name="T236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1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7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8" office:value-type="string">
            <text:p text:style-name="P78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8"><text:span text:style-name="Strong_20_Emphasis"/></text:p>
          </table:table-cell>
          <table:table-cell table:style-name="_32_._5f_Installatie_5f_uitvoeren.C8" office:value-type="string">
            <text:p text:style-name="P5"><text:span text:style-name="T224">At</text:span> <text:span text:style-name="Strong_20_Emphasis">Regio</text:span><text:span text:style-name="Strong_20_Emphasis"><text:span text:style-name="T245">n</text:span></text:span> <text:span text:style-name="T224">choose</text:span> <text:span text:style-name="Strong_20_Emphasis">Europ</text:span><text:span text:style-name="Strong_20_Emphasis"><text:span text:style-name="T224">e</text:span></text:span> <text:span text:style-name="T242">and click </text:span><text:span text:style-name="Strong_20_Emphasis"><text:span text:style-name="T242">Next</text:span>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8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41">At</text:span> <text:span text:style-name="Strong_20_Emphasis"><text:span text:style-name="T241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21">Choose</text:span><text:span text:style-name="T211"> </text:span><text:span text:style-name="Strong_20_Emphasis"><text:span text:style-name="T211">English (US)</text:span></text:span><text:span text:style-name="T211"> </text:span><text:span text:style-name="T221">a</text:span><text:span text:style-name="T222">n</text:span><text:span text:style-name="T221">d</text:span><text:span text:style-name="T222"> </text:span><text:span text:style-name="Strong_20_Emphasis"><text:span text:style-name="T222">English (US, intl., with dead keys)</text:span></text:span><text:span text:style-name="T222">, </text:span><text:span text:style-name="T220">and click </text:span><text:span text:style-name="Strong_20_Emphasis"><text:span text:style-name="T220">Next</text:span></text:span><text:span text:style-name="T220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46">Par</text:span></text:span><text:span text:style-name="Strong_20_Emphasis">ti</text:span><text:span text:style-name="Strong_20_Emphasis"><text:span text:style-name="T246">ti</text:span></text:span><text:span text:style-name="Strong_20_Emphasis">on</text:span><text:span text:style-name="Strong_20_Emphasis"><text:span text:style-name="T246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8"><text:span text:style-name="Strong_20_Emphasis"/></text:p>
          </table:table-cell>
          <table:table-cell table:style-name="_32_._5f_Installatie_5f_uitvoeren.C8" office:value-type="string">
            <text:p text:style-name="P5"><text:span text:style-name="T224">Select the appropriate options and click </text:span><text:span text:style-name="Strong_20_Emphasis"><text:span text:style-name="T242">Next</text:span>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59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2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7">&lt;</text:span><text:span text:style-name="T218">user</text:span><text:span text:style-name="T217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7">&lt;</text:span><text:span text:style-name="T218">user</text:span><text:span text:style-name="T219">name</text:span><text:span text:style-name="T217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9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9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79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47">n</text:span></text:span><text:span text:style-name="Strong_20_Emphasis">ow</text:span> is checked and click <text:span text:style-name="Strong_20_Emphasis"><text:span text:style-name="T248">Done</text:span>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6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1"><text:span text:style-name="T23">Log in as </text:span><text:span text:style-name="T217">&lt;</text:span><text:span text:style-name="T218">user</text:span><text:span text:style-name="T217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4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0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8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99"><text:span text:style-name="T146">Press the Super key (Windows, Command, or Magnifier key) or click in the upper left corner.</text:span><text:span text:style-name="T146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2"><text:span text:style-name="Strong_20_Emphasis"/></text:p>
          </table:table-cell>
          <table:table-cell table:style-name="_33_._5f_Installatie_5f_afronden.C6" office:value-type="string">
            <text:p text:style-name="P61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4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4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6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8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0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6"><text:span text:style-name="Strong_20_Emphasis"/></text:p>
          </table:table-cell>
          <table:table-cell table:style-name="_33_._5f_Installatie_5f_afronden.C13" office:value-type="string">
            <text:p text:style-name="P60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7">Follow the instructions on the screen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3"><text:span text:style-name="Strong_20_Emphasis"><text:span text:style-name="T13">P</text:span></text:span><text:span text:style-name="Strong_20_Emphasis"><text:span text:style-name="T200">rovision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7">&lt;</text:span><text:span text:style-name="T218">user</text:span><text:span text:style-name="T217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3"><text:span text:style-name="T240">Follow the welcome screens.</text:span><text:span text:style-name="T237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Provision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8">Follow the instructions on the screen.</text:p>
          </table:table-cell>
        </table:table-row>
      </table:table>
      <text:p text:style-name="P4"/>
      <text:p text:style-name="P90"/>
      <text:p text:style-name="P76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6"/>
      <text:p text:style-name="P54"><text:span text:style-name="T202">Written</text:span><text:span text:style-name="T201"> </text:span><text:span text:style-name="T202">by</text:span><text:span text:style-name="T201"> </text:span><text:a xlink:type="simple" xlink:href="mailto:info@karelzimmer.nl?subject=Checklist%20installation%20Linux" text:style-name="Internet_20_link" text:visited-style-name="Visited_20_Internet_20_Link"><text:span text:style-name="T212">Karel Zimmer</text:span></text:a><text:span text:style-name="T203">.</text:span></text:p>
      <text:p text:style-name="P55"><text:span text:style-name="T225">License </text:span><text:span text:style-name="T204">C</text:span><text:span text:style-name="T205">C0</text:span><text:span text:style-name="T203"> 1.0</text:span><text:span text:style-name="T226"> </text:span><text:span text:style-name="T22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6"><text:s/></text:span><text:span text:style-name="T22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3-01T10:46:47.025128393">01/03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46:46.919391920</dc:date>
    <meta:keyword>Installatie</meta:keyword>
    <meta:keyword>Checklist</meta:keyword>
    <meta:keyword>Linux</meta:keyword>
    <meta:editing-cycles>7072</meta:editing-cycles>
    <meta:editing-duration>P12DT12H58M51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69" meta:character-count="3486" meta:non-whitespace-character-count="2962"/>
    <meta:user-defined meta:name="Info 1"/>
    <meta:user-defined meta:name="Info 2"/>
    <meta:user-defined meta:name="Info 3"/>
    <meta:user-defined meta:name="Info 4"/>
  </office:meta>
</office:document-meta>
</file>